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-Roman" svg:font-family="Times-Roman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use-window-font-color="true" style:font-name="Times-Roman" fo:font-size="12pt" style:font-name-asian="Times-Roman" style:font-size-asian="12pt" style:font-name-complex="Times-Roman" style:font-size-complex="12pt"/>
    </style:style>
    <style:style style:name="P2" style:family="paragraph" style:parent-style-name="Standard" style:list-style-name="">
      <style:paragraph-properties style:text-autospace="none"/>
      <style:text-properties style:use-window-font-color="true" style:font-name="Times-Roman" fo:font-size="12pt" style:font-name-asian="Times-Roman" style:font-size-asian="12pt" style:font-name-complex="Times-Roman" style:font-size-complex="12pt"/>
    </style:style>
    <style:style style:name="P3" style:family="paragraph" style:parent-style-name="Standard" style:list-style-name="">
      <style:paragraph-properties style:text-autospace="none">
        <style:tab-stops>
          <style:tab-stop style:position="0.998cm"/>
        </style:tab-stops>
      </style:paragraph-properties>
      <style:text-properties style:use-window-font-color="true" style:font-name="Times-Roman" fo:font-size="12pt" style:font-name-asian="Times-Roman" style:font-size-asian="12pt" style:font-name-complex="Times-Roman" style:font-size-complex="12pt"/>
    </style:style>
    <style:style style:name="P4" style:family="paragraph" style:parent-style-name="Standard" style:list-style-name="L1">
      <style:paragraph-properties style:text-autospace="none">
        <style:tab-stops>
          <style:tab-stop style:position="-0.882cm"/>
          <style:tab-stop style:position="0cm"/>
        </style:tab-stops>
      </style:paragraph-properties>
      <style:text-properties style:use-window-font-color="true" style:font-name="Times-Roman" fo:font-size="12pt" style:font-name-asian="Times-Roman" style:font-size-asian="12pt" style:font-name-complex="Times-Roman" style:font-size-complex="12pt"/>
    </style:style>
    <style:style style:name="P5" style:family="paragraph" style:parent-style-name="Standard" style:list-style-name="L2">
      <style:paragraph-properties style:text-autospace="none">
        <style:tab-stops>
          <style:tab-stop style:position="-0.882cm"/>
          <style:tab-stop style:position="0cm"/>
        </style:tab-stops>
      </style:paragraph-properties>
      <style:text-properties style:use-window-font-color="true" style:font-name="Times-Roman" fo:font-size="12pt" style:font-name-asian="Times-Roman" style:font-size-asian="12pt" style:font-name-complex="Times-Roman" style:font-size-complex="12pt"/>
    </style:style>
    <style:style style:name="P6" style:family="paragraph" style:parent-style-name="Standard" style:list-style-name="L3">
      <style:paragraph-properties style:text-autospace="none">
        <style:tab-stops>
          <style:tab-stop style:position="-0.882cm"/>
          <style:tab-stop style:position="0cm"/>
        </style:tab-stops>
      </style:paragraph-properties>
      <style:text-properties style:use-window-font-color="true" style:font-name="Times-Roman" fo:font-size="12pt" style:font-name-asian="Times-Roman" style:font-size-asian="12pt" style:font-name-complex="Times-Roman" style:font-size-complex="12pt"/>
    </style:style>
    <style:style style:name="P7" style:family="paragraph" style:parent-style-name="Standard" style:list-style-name="L4">
      <style:paragraph-properties style:text-autospace="none">
        <style:tab-stops>
          <style:tab-stop style:position="-0.882cm"/>
          <style:tab-stop style:position="0cm"/>
        </style:tab-stops>
      </style:paragraph-properties>
      <style:text-properties style:use-window-font-color="true" style:font-name="Times-Roman" fo:font-size="12pt" style:font-name-asian="Times-Roman" style:font-size-asian="12pt" style:font-name-complex="Times-Roman" style:font-size-complex="12pt"/>
    </style:style>
    <style:style style:name="P8" style:family="paragraph" style:parent-style-name="Standard" style:list-style-name="L5">
      <style:paragraph-properties style:text-autospace="none">
        <style:tab-stops>
          <style:tab-stop style:position="-0.882cm"/>
          <style:tab-stop style:position="0cm"/>
        </style:tab-stops>
      </style:paragraph-properties>
      <style:text-properties style:use-window-font-color="true" style:font-name="Times-Roman" fo:font-size="12pt" style:font-name-asian="Times-Roman" style:font-size-asian="12pt" style:font-name-complex="Times-Roman" style:font-size-complex="12pt"/>
    </style:style>
    <style:style style:name="P9" style:family="paragraph" style:parent-style-name="Standard" style:list-style-name="L6">
      <style:paragraph-properties style:text-autospace="none">
        <style:tab-stops>
          <style:tab-stop style:position="-0.882cm"/>
          <style:tab-stop style:position="0cm"/>
        </style:tab-stops>
      </style:paragraph-properties>
      <style:text-properties style:use-window-font-color="true" style:font-name="Times-Roman" fo:font-size="12pt" style:font-name-asian="Times-Roman" style:font-size-asian="12pt" style:font-name-complex="Times-Roman" style:font-size-complex="12pt"/>
    </style:style>
    <style:style style:name="P10" style:family="paragraph" style:parent-style-name="Standard" style:list-style-name="L7">
      <style:paragraph-properties style:text-autospace="none">
        <style:tab-stops>
          <style:tab-stop style:position="-0.882cm"/>
          <style:tab-stop style:position="0cm"/>
        </style:tab-stops>
      </style:paragraph-properties>
      <style:text-properties style:use-window-font-color="true" style:font-name="Times-Roman" fo:font-size="12pt" style:font-name-asian="Times-Roman" style:font-size-asian="12pt" style:font-name-complex="Times-Roman" style:font-size-complex="12pt"/>
    </style:style>
    <style:style style:name="P11" style:family="paragraph" style:parent-style-name="Standard" style:list-style-name="L8">
      <style:paragraph-properties style:text-autospace="none">
        <style:tab-stops>
          <style:tab-stop style:position="-0.882cm"/>
          <style:tab-stop style:position="0cm"/>
        </style:tab-stops>
      </style:paragraph-properties>
      <style:text-properties style:use-window-font-color="true" style:font-name="Times-Roman" fo:font-size="12pt" style:font-name-asian="Times-Roman" style:font-size-asian="12pt" style:font-name-complex="Times-Roman" style:font-size-complex="12pt"/>
    </style:style>
    <style:style style:name="P12" style:family="paragraph" style:parent-style-name="Standard" style:list-style-name="L7">
      <style:paragraph-properties style:text-autospace="none"/>
      <style:text-properties style:use-window-font-color="true" style:font-name="Times-Roman" fo:font-size="12pt" style:font-name-asian="Times-Roman" style:font-size-asian="12pt" style:font-name-complex="Times-Roman" style:font-size-complex="12pt"/>
    </style:style>
    <style:style style:name="P13" style:family="paragraph" style:parent-style-name="Standard" style:list-style-name="">
      <style:paragraph-properties style:text-autospace="none"/>
      <style:text-properties style:use-window-font-color="true" style:font-name="Times-Roman" fo:font-size="12pt" style:text-underline-style="none" style:font-name-asian="Times-Roman" style:font-size-asian="12pt" style:font-name-complex="Times-Roman" style:font-size-complex="12pt"/>
    </style:style>
    <style:style style:name="P14" style:family="paragraph" style:parent-style-name="Standard" style:list-style-name="L9">
      <style:paragraph-properties style:text-autospace="none">
        <style:tab-stops>
          <style:tab-stop style:position="-0.882cm"/>
          <style:tab-stop style:position="0cm"/>
        </style:tab-stops>
      </style:paragraph-properties>
      <style:text-properties style:use-window-font-color="true" style:font-name="Times-Roman" fo:font-size="12pt" style:text-underline-style="none" style:font-name-asian="Times-Roman" style:font-size-asian="12pt" style:font-name-complex="Times-Roman" style:font-size-complex="12pt"/>
    </style:style>
    <style:style style:name="P15" style:family="paragraph" style:parent-style-name="Standard" style:list-style-name="L10">
      <style:paragraph-properties style:text-autospace="none">
        <style:tab-stops>
          <style:tab-stop style:position="-0.882cm"/>
          <style:tab-stop style:position="0cm"/>
        </style:tab-stops>
      </style:paragraph-properties>
      <style:text-properties style:use-window-font-color="true" style:font-name="Times-Roman" fo:font-size="12pt" style:text-underline-style="none" style:font-name-asian="Times-Roman" style:font-size-asian="12pt" style:font-name-complex="Times-Roman" style:font-size-complex="12pt"/>
    </style:style>
    <style:style style:name="P16" style:family="paragraph" style:parent-style-name="Standard" style:list-style-name="L11">
      <style:paragraph-properties style:text-autospace="none">
        <style:tab-stops>
          <style:tab-stop style:position="-0.882cm"/>
          <style:tab-stop style:position="0cm"/>
        </style:tab-stops>
      </style:paragraph-properties>
      <style:text-properties style:use-window-font-color="true" style:font-name="Times-Roman" fo:font-size="12pt" style:text-underline-style="none" style:font-name-asian="Times-Roman" style:font-size-asian="12pt" style:font-name-complex="Times-Roman" style:font-size-complex="12pt"/>
    </style:style>
    <style:style style:name="P17" style:family="paragraph" style:parent-style-name="Standard" style:list-style-name="L12">
      <style:paragraph-properties style:text-autospace="none">
        <style:tab-stops>
          <style:tab-stop style:position="-0.882cm"/>
          <style:tab-stop style:position="0cm"/>
        </style:tab-stops>
      </style:paragraph-properties>
      <style:text-properties style:use-window-font-color="true" style:font-name="Times-Roman" fo:font-size="12pt" style:text-underline-style="none" style:font-name-asian="Times-Roman" style:font-size-asian="12pt" style:font-name-complex="Times-Roman" style:font-size-complex="12pt"/>
    </style:style>
    <style:style style:name="P18" style:family="paragraph" style:parent-style-name="Standard" style:list-style-name="L13">
      <style:paragraph-properties style:text-autospace="none">
        <style:tab-stops>
          <style:tab-stop style:position="-0.882cm"/>
          <style:tab-stop style:position="0cm"/>
        </style:tab-stops>
      </style:paragraph-properties>
      <style:text-properties style:use-window-font-color="true" style:font-name="Times-Roman" fo:font-size="12pt" style:text-underline-style="none" style:font-name-asian="Times-Roman" style:font-size-asian="12pt" style:font-name-complex="Times-Roman" style:font-size-complex="12pt"/>
    </style:style>
    <style:style style:name="P19" style:family="paragraph" style:parent-style-name="Standard" style:list-style-name="">
      <style:paragraph-properties style:text-autospace="none"/>
    </style:style>
    <style:style style:name="T1" style:family="text">
      <style:text-properties style:use-window-font-color="true" style:font-name="Times-Roman" fo:font-size="13pt" style:text-underline-style="solid" style:text-underline-width="auto" style:text-underline-color="font-color" style:font-name-asian="Times-Roman" style:font-size-asian="13pt" style:font-name-complex="Times-Roman" style:font-size-complex="13pt"/>
    </style:style>
    <style:style style:name="T2" style:family="text">
      <style:text-properties style:use-window-font-color="true" style:font-name="Times-Roman" fo:font-size="12pt" style:text-underline-style="solid" style:text-underline-width="auto" style:text-underline-color="font-color" style:font-name-asian="Times-Roman" style:font-size-asian="12pt" style:font-name-complex="Times-Roman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udent Records System</text:p>
      <text:p text:style-name="P2"/>
      <text:p text:style-name="P2">Problem Description</text:p>
      <text:p text:style-name="P2"/>
      <text:p text:style-name="P2">Multi-level privilege – Each user has a specific set of performable actions and roles within the system.</text:p>
      <text:p text:style-name="P2"/>
      <text:p text:style-name="P2">User Use Cases:</text:p>
      <text:list xml:id="list1901543698939366408" text:style-name="L2">
        <text:list-item>
          <text:p text:style-name="P5">Log on</text:p>
        </text:list-item>
        <text:list-item>
          <text:p text:style-name="P5">View courses by search (name/number/course)</text:p>
        </text:list-item>
      </text:list>
      <text:p text:style-name="P2"/>
      <text:p text:style-name="P2">Student Use Cases:</text:p>
      <text:list xml:id="list1417024875249330502" text:style-name="L1">
        <text:list-item>
          <text:p text:style-name="P4">View courses by requirements</text:p>
        </text:list-item>
        <text:list-item>
          <text:p text:style-name="P4">Create choice list</text:p>
        </text:list-item>
        <text:list-item>
          <text:p text:style-name="P4">View advisor details</text:p>
        </text:list-item>
        <text:list-item>
          <text:p text:style-name="P4">Enrol</text:p>
        </text:list-item>
        <text:list-item>
          <text:p text:style-name="P4">View timetable</text:p>
        </text:list-item>
        <text:list-item>
          <text:p text:style-name="P4">Check timetable clashes </text:p>
        </text:list-item>
        <text:list-item>
          <text:p text:style-name="P4">View exam Results</text:p>
        </text:list-item>
      </text:list>
      <text:p text:style-name="P2"/>
      <text:p text:style-name="P2">Teaching Committee Head</text:p>
      <text:list xml:id="list2496101739200305516" text:style-name="L3">
        <text:list-item>
          <text:p text:style-name="P6">Create new courses</text:p>
        </text:list-item>
        <text:list-item>
          <text:p text:style-name="P6">Edit course information</text:p>
        </text:list-item>
        <text:list-item>
          <text:p text:style-name="P6">Define course requirements</text:p>
        </text:list-item>
        <text:list-item>
          <text:p text:style-name="P6">Deactivate/kill courses</text:p>
        </text:list-item>
      </text:list>
      <text:p text:style-name="P2"/>
      <text:p text:style-name="P2">Lecturer</text:p>
      <text:list xml:id="list2228020370276445590" text:style-name="L4">
        <text:list-item>
          <text:p text:style-name="P7">View timetable</text:p>
        </text:list-item>
        <text:list-item>
          <text:p text:style-name="P7">View attendance</text:p>
        </text:list-item>
        <text:list-item>
          <text:p text:style-name="P7">Upload attendance records.</text:p>
        </text:list-item>
        <text:list-item>
          <text:p text:style-name="P7">Upload student exam results?</text:p>
        </text:list-item>
        <text:list-item>
          <text:p text:style-name="P7">Monitor attendance (mostly for international masters students)</text:p>
        </text:list-item>
      </text:list>
      <text:p text:style-name="P2"/>
      <text:p text:style-name="P2">Admin Use Cases</text:p>
      <text:list xml:id="list7993715416296940196" text:style-name="L5">
        <text:list-item>
          <text:p text:style-name="P8">View all records</text:p>
        </text:list-item>
        <text:list-item>
          <text:p text:style-name="P8">Add users</text:p>
        </text:list-item>
        <text:list-item>
          <text:p text:style-name="P8">Deactivate users</text:p>
        </text:list-item>
        <text:list-item>
          <text:p text:style-name="P8">Change user details</text:p>
        </text:list-item>
      </text:list>
      <text:p text:style-name="P2"/>
      <text:p text:style-name="P2">Department Year Heads Use Cases:</text:p>
      <text:list xml:id="list9113280423015543896" text:style-name="L6">
        <text:list-item>
          <text:p text:style-name="P9">Assign advisers</text:p>
        </text:list-item>
        <text:list-item>
          <text:p text:style-name="P9">View all advisee records</text:p>
        </text:list-item>
        <text:list-item>
          <text:p text:style-name="P9">Change student choices</text:p>
        </text:list-item>
        <text:list-item>
          <text:p text:style-name="P9">Change student degree type</text:p>
        </text:list-item>
        <text:list-item>
          <text:p text:style-name="P9">Define credit requirements for degree types (including those doing combined honours etc).</text:p>
        </text:list-item>
      </text:list>
      <text:p text:style-name="P2"/>
      <text:p text:style-name="P2">Adviser Use Cases:</text:p>
      <text:list xml:id="list8178591283532370219" text:style-name="L7">
        <text:list-item>
          <text:p text:style-name="P10">View all advisee records</text:p>
        </text:list-item>
        <text:list-item>
          <text:p text:style-name="P10">Change student choices</text:p>
        </text:list-item>
      </text:list>
      <text:p text:style-name="P1"/>
      <text:list xml:id="list1163707690" text:continue-numbering="true" text:style-name="L7">
        <text:list-item>
          <text:p text:style-name="P12"><text:soft-page-break/>Constraints on student module choices and timetable selection:</text:p>
        </text:list-item>
        <text:list-item>
          <text:p text:style-name="P10">Students wanting to take modules must have met the prerequisites. </text:p>
        </text:list-item>
        <text:list-item>
          <text:p text:style-name="P10">Students have to take a certain number of credits in certain sections specified by department</text:p>
        </text:list-item>
        <text:list-item>
          <text:p text:style-name="P10">Students cannot enrol in clashing modules without adviser permission?</text:p>
        </text:list-item>
        <text:list-item>
          <text:p text:style-name="P10">International students with low attendance must be emailed after certain time parameters </text:p>
        </text:list-item>
        <text:list-item>
          <text:p text:style-name="P10">Accounts must be secure.</text:p>
        </text:list-item>
      </text:list>
      <text:p text:style-name="P2"/>
      <text:p text:style-name="P2">User Interface:</text:p>
      <text:list xml:id="list7433939702107148618" text:style-name="L8">
        <text:list-item>
          <text:p text:style-name="P11">GUI</text:p>
        </text:list-item>
      </text:list>
      <text:p text:style-name="P3"/>
      <text:p text:style-name="P3"/>
      <text:p text:style-name="P19"><text:span text:style-name="T1">Interview Brief</text:span><text:span text:style-name="T2"> </text:span></text:p>
      <text:p text:style-name="P13">General</text:p>
      <text:list xml:id="list621824249650508828" text:style-name="L9">
        <text:list-item>
          <text:p text:style-name="P14">What would you say was the biggest flaw with MyCampus?</text:p>
        </text:list-item>
        <text:list-item>
          <text:p text:style-name="P14">Which feature would you most like to see on any future student records system that is not supported by MyCampus?</text:p>
        </text:list-item>
        <text:list-item>
          <text:p text:style-name="P14">What do you like about MyCampus (if anything)?</text:p>
        </text:list-item>
        <text:list-item>
          <text:p text:style-name="P14">What is the most important feature of a student records system for your purposes?</text:p>
        </text:list-item>
        <text:list-item>
          <text:p text:style-name="P14">Besides these use cases (show use cases), are there any additional facilities that you would need to have implemented to use a new system?</text:p>
        </text:list-item>
      </text:list>
      <text:p text:style-name="P13"/>
      <text:p text:style-name="P13">Student</text:p>
      <text:list xml:id="list6775565568835681633" text:style-name="L10">
        <text:list-item>
          <text:p text:style-name="P15">Is there any information that you would like to be provided by any future student records system you currently feel is either difficult or impossible to access on MyCampus?</text:p>
        </text:list-item>
        <text:list-item>
          <text:p text:style-name="P15">In particular is there information about a subject you think should be more accessible before enrolment? </text:p>
        </text:list-item>
      </text:list>
      <text:p text:style-name="P13"/>
      <text:p text:style-name="P13">Teaching Committee Head</text:p>
      <text:list xml:id="list5665186069409986885" text:style-name="L11">
        <text:list-item>
          <text:p text:style-name="P16">When you are creating new courses what information needs to be held? – Should any of these fields be mandatory/optional?</text:p>
        </text:list-item>
        <text:list-item>
          <text:p text:style-name="P16">Do you have any direct interaction with student records or just course construction etc? If so which actions towards student records fall under your purview?</text:p>
        </text:list-item>
        <text:list-item>
          <text:p text:style-name="P16">I assume that there are 2 types of course creation, one the abstract concept of a module with its objectives and prerequisites etc and 2 a concrete course with lectures, times, rooms etc. Can you clarify this or make corrections? As a teaching committee head are you responsible for both of these cases? </text:p>
        </text:list-item>
      </text:list>
      <text:p text:style-name="P13"/>
      <text:p text:style-name="P13">Adviser</text:p>
      <text:list xml:id="list5403285880776361309" text:style-name="L12">
        <text:list-item>
          <text:p text:style-name="P17">What information about students needs to be kept/displayed? Should students records have on the fly hide/show attributes? </text:p>
        </text:list-item>
        <text:list-item>
          <text:p text:style-name="P17">Would you rather have an official student issue ticket stored by the system or have the system email your standard account?</text:p>
        </text:list-item>
        <text:list-item>
          <text:p text:style-name="P17">Which features do you most require in order to act efficiently as a student advisor?</text:p>
        </text:list-item>
      </text:list>
      <text:p text:style-name="P13"/>
      <text:p text:style-name="P13">Department Year Head</text:p>
      <text:list xml:id="list547313516083842308" text:style-name="L13">
        <text:list-item>
          <text:p text:style-name="P18">As a Department Year Head what information do you need to see about students?</text:p>
        </text:list-item>
        <text:list-item>
          <text:p text:style-name="P18">Would you rather have strictly defined criteria for actions such as changing degree types that would indicate whether or not a student was eligible for a degree change or take these cases on a more individual basis?</text:p>
        </text:list-item>
        <text:list-item>
          <text:p text:style-name="P18">What information is required to define what modules a student must/has the option to take?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-Roman" svg:font-family="Times-Roman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RTF_5f_Num_20_2_20_1" style:display-name="RTF_Num 2 1" style:family="text"/>
    <style:style style:name="RTF_5f_Num_20_3_20_1" style:display-name="RTF_Num 3 1" style:family="text"/>
    <style:style style:name="RTF_5f_Num_20_4_20_1" style:display-name="RTF_Num 4 1" style:family="text"/>
    <style:style style:name="RTF_5f_Num_20_5_20_1" style:display-name="RTF_Num 5 1" style:family="text"/>
    <style:style style:name="RTF_5f_Num_20_6_20_1" style:display-name="RTF_Num 6 1" style:family="text"/>
    <style:style style:name="RTF_5f_Num_20_7_20_1" style:display-name="RTF_Num 7 1" style:family="text"/>
    <style:style style:name="RTF_5f_Num_20_8_20_1" style:display-name="RTF_Num 8 1" style:family="text"/>
    <style:style style:name="RTF_5f_Num_20_9_20_1" style:display-name="RTF_Num 9 1" style:family="text"/>
    <style:style style:name="RTF_5f_Num_20_10_20_1" style:display-name="RTF_Num 10 1" style:family="text"/>
    <style:style style:name="RTF_5f_Num_20_11_20_1" style:display-name="RTF_Num 11 1" style:family="text"/>
    <style:style style:name="RTF_5f_Num_20_12_20_1" style:display-name="RTF_Num 12 1" style:family="text"/>
    <style:style style:name="RTF_5f_Num_20_13_20_1" style:display-name="RTF_Num 13 1" style:family="text"/>
    <style:style style:name="RTF_5f_Num_20_14_20_1" style:display-name="RTF_Num 14 1" style:family="text"/>
    <style:style style:name="RTF_5f_Num_20_15_20_1" style:display-name="RTF_Num 15 1" style:family="text"/>
    <style:style style:name="RTF_5f_Num_20_16_20_1" style:display-name="RTF_Num 16 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bullet text:level="1" text:style-name="RTF_5f_Num_20_5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bullet text:level="1" text:style-name="RTF_5f_Num_20_6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bullet text:level="1" text:style-name="RTF_5f_Num_20_7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bullet text:level="1" text:style-name="RTF_5f_Num_20_8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bullet text:level="1" text:style-name="RTF_5f_Num_20_9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bullet text:level="1" text:style-name="RTF_5f_Num_20_10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bullet text:level="1" text:style-name="RTF_5f_Num_20_11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bullet text:level="1" text:style-name="RTF_5f_Num_20_12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bullet text:level="1" text:style-name="RTF_5f_Num_20_13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bullet text:level="1" text:style-name="RTF_5f_Num_20_14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bullet text:level="1" text:style-name="RTF_5f_Num_20_15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bullet text:level="1" text:style-name="RTF_5f_Num_20_16_20_1" style:num-suffix=".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Marks</meta:initial-creator>
    <meta:creation-date>2014-02-04T01:47:34</meta:creation-date>
    <dc:date>2014-02-04T01:49:01</dc:date>
    <dc:creator>Joshua Marks</dc:creator>
    <meta:editing-duration>PT1M27S</meta:editing-duration>
    <meta:editing-cycles>1</meta:editing-cycles>
    <meta:generator>OpenOffice/4.0.0$Unix OpenOffice.org_project/400m3$Build-9702</meta:generator>
    <meta:document-statistic meta:table-count="0" meta:image-count="0" meta:object-count="0" meta:page-count="2" meta:paragraph-count="69" meta:word-count="602" meta:character-count="3520"/>
  </office:meta>
</office:document-meta>
</file>